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1146in" fo:margin-left="0.484in" table:align="left"/>
    </style:style>
    <style:style style:name="Table1.A" style:family="table-column">
      <style:table-column-properties style:column-width="1.8646in"/>
    </style:style>
    <style:style style:name="Table1.B" style:family="table-column">
      <style:table-column-properties style:column-width="4.25in"/>
    </style:style>
    <style:style style:name="Table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.B1" style:family="table-cell">
      <style:table-cell-properties fo:padding="0.0382in" fo:border="0.0069in solid #000000"/>
    </style:style>
    <style:style style:name="Table1.A2" style:family="table-cell">
      <style:table-cell-properties fo:padding="0.0382in" fo:border-left="0.0069in solid #000000" fo:border-right="none" fo:border-top="none" fo:border-bottom="0.0069in solid #000000"/>
    </style:style>
    <style:style style:name="Table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Preformatted_20_Text">
      <style:text-properties fo:font-size="8pt" fo:font-weight="bold" style:font-size-asian="10pt" style:font-weight-asian="bold" style:font-size-complex="10pt" style:font-weight-complex="bold"/>
    </style:style>
    <style:style style:name="P2" style:family="paragraph" style:parent-style-name="Preformatted_20_Text">
      <style:text-properties fo:font-size="8pt" fo:font-weight="bold" fo:background-color="#fffd59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use-window-font-color="true" fo:font-weight="normal" style:font-weight-asian="normal" style:font-weight-complex="normal"/>
    </style:style>
    <style:style style:name="P8" style:family="paragraph" style:parent-style-name="Text_20_body">
      <style:text-properties fo:color="#000000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Heading_20_1" style:list-style-name=""/>
    <style:style style:name="P13" style:family="paragraph" style:parent-style-name="Heading_20_1">
      <style:paragraph-properties fo:break-before="page"/>
    </style:style>
    <style:style style:name="P14" style:family="paragraph" style:parent-style-name="Preformatted_20_Text" style:list-style-name="L1"/>
    <style:style style:name="P15" style:family="paragraph" style:parent-style-name="Preformatted_20_Text" style:list-style-name="L2"/>
    <style:style style:name="P16" style:family="paragraph" style:parent-style-name="Preformatted_20_Text" style:list-style-name="L2">
      <style:text-properties fo:font-weight="bold" style:font-weight-asian="bold" style:font-weight-complex="bold"/>
    </style:style>
    <style:style style:name="P17" style:family="paragraph" style:parent-style-name="Preformatted_20_Text" style:list-style-name="L2">
      <style:text-properties fo:font-weight="normal" style:font-weight-asian="normal" style:font-weight-complex="normal"/>
    </style:style>
    <style:style style:name="P18" style:family="paragraph" style:parent-style-name="Preformatted_20_Text" style:list-style-name="L6">
      <style:text-properties fo:font-weight="normal" style:font-weight-asian="normal" style:font-weight-complex="normal"/>
    </style:style>
    <style:style style:name="P19" style:family="paragraph" style:parent-style-name="Preformatted_20_Text" style:list-style-name="L2">
      <style:text-properties fo:color="#006ce7" fo:font-weight="bold" style:font-weight-asian="bold" style:font-weight-complex="bold"/>
    </style:style>
    <style:style style:name="P20" style:family="paragraph" style:parent-style-name="Preformatted_20_Text" style:list-style-name="L3"/>
    <style:style style:name="P21" style:family="paragraph" style:parent-style-name="Preformatted_20_Text" style:list-style-name="L2">
      <style:text-properties fo:color="#000000" fo:font-weight="bold" style:font-weight-asian="bold" style:font-weight-complex="bold"/>
    </style:style>
    <style:style style:name="P22" style:family="paragraph" style:parent-style-name="Preformatted_20_Text" style:list-style-name="L5"/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style:use-window-font-color="true"/>
    </style:style>
    <style:style style:name="P25" style:family="paragraph" style:parent-style-name="Text_20_body" style:list-style-name="L2"/>
    <style:style style:name="P26" style:family="paragraph" style:parent-style-name="Text_20_body" style:list-style-name="L4"/>
    <style:style style:name="P27" style:family="paragraph" style:parent-style-name="Text_20_body" style:list-style-name="L4">
      <style:text-properties fo:font-weight="normal" style:font-weight-asian="normal" style:font-weight-complex="normal"/>
    </style:style>
    <style:style style:name="P28" style:family="paragraph" style:parent-style-name="Text_20_body" style:list-style-name="L5">
      <style:text-properties fo:font-weight="normal" style:font-weight-asian="normal" style:font-weight-complex="normal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text-properties fo:font-weight="bold" style:font-weight-asian="bold" style:font-weight-complex="bold"/>
    </style:style>
    <style:style style:name="T1" style:family="text">
      <style:text-properties fo:color="#0000ff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888888" loext:opacity="100%"/>
    </style:style>
    <style:style style:name="T5" style:family="text">
      <style:text-properties fo:color="#888888" fo:font-weight="bold" style:font-weight-asian="bold" style:font-weight-complex="bold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000000" fo:font-weight="bold" style:font-weight-asian="bold" style:font-weight-complex="bold" loext:opacity="100%"/>
    </style:style>
    <style:style style:name="T8" style:family="text">
      <style:text-properties fo:color="#000000" fo:font-weight="normal" style:font-weight-asian="normal" style:font-weight-complex="normal" loext:opacity="100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6ce7" fo:font-weight="bold" style:font-weight-asian="bold" style:font-weight-complex="bold" loext:opacity="100%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bugging Raspberry Pi Pico W using Windows Subsystem for Linux (WSL)</text:p>
      <text:p text:style-name="Text_20_body"/>
      <text:p text:style-name="P8">Date: 2024-06-2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Windows Setup<text:tab/>1</text:p>
          <text:p text:style-name="P11">Passing the USB device to WSL<text:tab/>1</text:p>
          <text:p text:style-name="P10">WSL Ubuntu Setup<text:tab/>2</text:p>
          <text:p text:style-name="P10">JetBrains CLion IDE Setup<text:tab/>3</text:p>
          <text:p text:style-name="P10">Connect Debug Serial Console (minicom)<text:tab/>7</text:p>
          <text:p text:style-name="P10">Troubleshooting<text:tab/>7</text:p>
        </text:index-body>
      </text:table-of-content>
      <text:p text:style-name="Text_20_body"/>
      <text:h text:style-name="P13" text:outline-level="1">Windows Setup</text:h>
      <text:list xml:id="list4169221499995347832" text:style-name="L1">
        <text:list-item>
          <text:p text:style-name="P23">Administrator PowerShell</text:p>
        </text:list-item>
        <text:list-item>
          <text:p text:style-name="P14">Windows 11 Pro with WSL and Ubuntu distribution installed in WSL<text:line-break/><text:span text:style-name="T1">WSL version: 2.1.5.0<text:line-break/>Kernel version: 5.15.146.1-2<text:line-break/>WSLg version: 1.0.60<text:line-break/>MSRDC version: 1.2.5105<text:line-break/>Direct3D version: 1.611.1-81528511<text:line-break/>DXCore version: 10.0.25131.1002-220531-1700.rs-onecore-base2-hyp<text:line-break/>Windows version: 10.0.22635.3785</text:span></text:p>
        </text:list-item>
        <text:list-item>
          <text:p text:style-name="P24">Install usbipd-win. I used version 4.2.0. <text:a xlink:type="simple" xlink:href="https://github.com/dorssel/usbipd-win/releases/tag/v4.2.0" text:style-name="Internet_20_link" text:visited-style-name="Visited_20_Internet_20_Link">https://github.com/dorssel/usbipd-win/releases/tag/v4.2.0</text:a><text:line-break/>The installer installed it to <text:a xlink:type="simple" xlink:href="file:///c:/program" text:style-name="Internet_20_link" text:visited-style-name="Visited_20_Internet_20_Link">c:\program</text:a> files\usbipd-win\</text:p>
        </text:list-item>
        <text:list-item>
          <text:p text:style-name="P24">JetBrains CLion IDE version version 2023.3 (or later). Make sure CLion is setup to open the project as a remote WSL project.</text:p>
        </text:list-item>
      </text:list>
      <text:h text:style-name="Heading_20_2" text:outline-level="2">Passing the USB device to WSL</text:h>
      <text:p text:style-name="Text_20_body">The USB device isn’t exactly attached in the usual sense. We use a USB over TCP/IP transport tool called usbipd-win to effectively attach the usb debugging probe to WSL.</text:p>
      <text:p text:style-name="Standard">You need to use the <text:span text:style-name="T2">administrator</text:span> <text:span text:style-name="T2">PowerShell</text:span> to run these commands. <text:span text:style-name="T3">Identify the BUSID of the usb debug probe. In my case it is 2-4.</text:span></text:p>
      <text:p text:style-name="P9"/>
      <text:p text:style-name="Preformatted_20_Text"><text:span text:style-name="T2">cd </text:span><text:a xlink:type="simple" xlink:href="file:///c:/Program" text:style-name="Internet_20_link" text:visited-style-name="Visited_20_Internet_20_Link"><text:span text:style-name="T2">c:\Program</text:span></text:a><text:span text:style-name="T2"> Files\usbipd-win<text:line-break/>usbipd.exe list<text:line-break/></text:span></text:p>
      <text:p text:style-name="P1">PS C:\Program Files\usbipd-win&gt; usbipd.exe list</text:p>
      <text:p text:style-name="P1">Connected:</text:p>
      <text:p text:style-name="P1">BUSID <text:s/>VID:PID <text:s text:c="3"/>DEVICE <text:s text:c="55"/>STATE</text:p>
      <text:p text:style-name="P1">1-6 <text:s text:c="3"/>8087:0029 <text:s/>Intel(R) Wireless Bluetooth(R) <text:s text:c="31"/>Not shared</text:p>
      <text:p text:style-name="P2">2-4 <text:s text:c="3"/>2e8a:000c <text:s/>CMSIS-DAP v2 Interface, USB Serial Device (COM8) <text:s text:c="13"/>Attached</text:p>
      <text:p text:style-name="P1">5-2 <text:s text:c="3"/>1532:00b7 <text:s/>USB Input Device, Razer DeathAdder V3 Pro <text:s text:c="20"/>Not shared</text:p>
      <text:p text:style-name="P1">5-3 <text:s text:c="3"/>0c45:5004 <text:s/>USB Input Device <text:s text:c="45"/>Not shared</text:p>
      <text:p text:style-name="P1">7-3 <text:s text:c="3"/>2a39:3f82 <text:s/>RME Fireface UCX II <text:s text:c="42"/>Not shared</text:p>
      <text:p text:style-name="P1">8-3 <text:s text:c="3"/>0b05:18f3 <text:s/>AURA LED Controller, USB Input Device <text:s text:c="24"/>Not shared</text:p>
      <text:p text:style-name="P7"/>
      <text:p text:style-name="P7">After you identify the BSID, bind and then attach the device to WSL. </text:p>
      <text:p text:style-name="Preformatted_20_Text"><text:span text:style-name="Source_20_Text"><text:span text:style-name="T2">.\usbipd.exe bind --busid 2-4</text:span></text:span></text:p>
      <text:p text:style-name="P3">.\usbipd.exe attach --wsl --busid 2-4</text:p>
      <text:p text:style-name="P4"/>
      <text:p text:style-name="Text_20_body">If you need to reattach the device, you can physically disconnect and reconnect the cable or call the detach command and then rerun the attach command.</text:p>
      <text:p text:style-name="P3">.\usbipd.exe dettach --wsl --busid 2-4</text:p>
      <text:p text:style-name="P3"/>
      <text:p text:style-name="P3"/>
      <text:h text:style-name="Heading_20_1" text:outline-level="1"><text:soft-page-break/>WSL Ubuntu Setup</text:h>
      <text:list xml:id="list3220231708038576800" text:style-name="L2">
        <text:list-item>
          <text:p text:style-name="P25">I’m using the Ubuntu distribution in WSL with kernel 5.15.146.1-microsoft-standard-WSL2</text:p>
        </text:list-item>
        <text:list-item>
          <text:p text:style-name="P25">Run apt install to install the required build and debug dependencies.</text:p>
          <text:list>
            <text:list-item>
              <text:p text:style-name="P16">apt install build-essential pkg-config libusb-1.0-0* libhidapi-dev cmake gcc-arm-none-eabi libnewlib-arm-none-eabi libstdc++-arm-none-eabi-newlib minicom gdb-multiarch libtool </text:p>
            </text:list-item>
          </text:list>
        </text:list-item>
        <text:list-item>
          <text:p text:style-name="P25">Change directory to /opt/ and clone the Raspberry Pi version of <text:span text:style-name="T2">openocd</text:span>. Compile and install it. This was the exact branch I used<text:span text:style-name="T2"> </text:span><text:a xlink:type="simple" xlink:href="https://github.com/raspberrypi/openocd/tree/rp2040-v0.12.0" text:style-name="Internet_20_link" text:visited-style-name="Visited_20_Internet_20_Link"><text:span text:style-name="T2">https://github.com/raspberrypi/openocd/tree/rp2040-v0.12.0</text:span></text:a></text:p>
          <text:list>
            <text:list-item>
              <text:p text:style-name="P15"><text:span text:style-name="T2">cd /opt/<text:line-break/>git clone </text:span><text:a xlink:type="simple" xlink:href="https://github.com/raspberrypi/openocd.git" text:style-name="Internet_20_link" text:visited-style-name="Visited_20_Internet_20_Link"><text:span text:style-name="T2">https://github.com/raspberrypi/openocd.git</text:span></text:a><text:span text:style-name="T2"><text:line-break/>cd /opt/openocd<text:line-break/>./bootstrap/<text:line-break/>OPENOCD_CONFIGURE_ARGS="--enable-ftdi --enable-sysfsgpio --enable-bcm2835gpio --enable-picoprobe –enable-cmsis-dap"<text:line-break/>./configure $OPENOCD_CONFIGURE_ARGS<text:line-break/>make -j $(nproc)<text:line-break/>sudo make install</text:span></text:p>
            </text:list-item>
          </text:list>
        </text:list-item>
        <text:list-item>
          <text:p text:style-name="P17">Now you need to edit the pico-debug.cfg board file that was just installed by the custom openocd repo. </text:p>
          <text:list>
            <text:list-item>
              <text:p text:style-name="P16">sudo vim /usr/local/share/openocd/scripts/board/pico-debug.cfg</text:p>
            </text:list-item>
            <text:list-item>
              <text:p text:style-name="P17">Make sure it has the following contents. In my case, the target was set to use an obsolete file; it should be target/rp2040.cfg.<text:line-break/><text:line-break/><text:span text:style-name="T10">source [find interface/cmsis-dap.cfg]</text:span></text:p>
              <text:p text:style-name="P19">adapter speed 4000</text:p>
              <text:p text:style-name="P19"/>
              <text:p text:style-name="P19">set CHIPNAME rp2040</text:p>
              <text:p text:style-name="P17"><text:span text:style-name="T10">source [find target/rp2040.cfg]</text:span><text:line-break/></text:p>
            </text:list-item>
          </text:list>
        </text:list-item>
        <text:list-item>
          <text:p text:style-name="P25"><text:s/>By default, Linux doesn’t allow users to write to USB devices. We need to setup some permissions.</text:p>
        </text:list-item>
      </text:list>
      <text:list xml:id="list3540841252834092319" text:style-name="L3">
        <text:list-item>
          <text:list>
            <text:list-item>
              <text:p text:style-name="P20"><text:span text:style-name="T4"># Add your user to the dialout and plugdev groups</text:span><text:line-break/><text:span text:style-name="T2">sudo usermod -a -G dialout $(whoami)<text:line-break/>sudo usermod -a -G plugdev $(whoami)</text:span></text:p>
            </text:list-item>
          </text:list>
        </text:list-item>
      </text:list>
      <text:list xml:id="list20271760" text:continue-list="list3220231708038576800" text:style-name="L2">
        <text:list-item>
          <text:list>
            <text:list-header>
              <text:p text:style-name="P15"><text:span text:style-name="T4"># Add a udev rule file specifying permissions for the ttyACM0 serial device. This is what the Raspberry Pi Debug Probe registers as every time it is attached. </text:span><text:line-break/><text:span text:style-name="T2">sudo vim /etc/udev/rules.d/00-usb-permissions.rules<text:line-break/></text:span><text:span text:style-name="T5"># Add this line. Save the file, and close it.</text:span><text:span text:style-name="T2"><text:line-break/>KERNEL=="ttyACM0", SUBSYSTEM=="tty", MODE="0666", GROUP="dialout"</text:span></text:p>
            </text:list-header>
            <text:list-item>
              <text:p text:style-name="P16">KERNEL=="1-1:1.1", SUBSYSTEM=="usb", MODE="0666", GROUP="plugdev"</text:p>
            </text:list-item>
            <text:list-item>
              <text:p text:style-name="P16">KERNEL=="1-1", SUBSYSTEM=="usb", MODE="0666", GROUP="plugdev"</text:p>
            </text:list-item>
            <text:list-item>
              <text:p text:style-name="P15"><text:span text:style-name="T2">KERNEL=="usb1", SUBSYSTEM=="usb", MODE="0666", GROUP="plugdev"<text:line-break/></text:span><text:span text:style-name="T5"># Reload the udev daemon</text:span><text:span text:style-name="T2"><text:line-break/>sudo udevadm control --reload-rules</text:span></text:p>
            </text:list-item>
          </text:list>
        </text:list-item>
        <text:list-item>
          <text:p text:style-name="P25">Change directory to /usr/local/lib and clone the pico-sdk repo</text:p>
          <text:list>
            <text:list-item>
              <text:p text:style-name="P15"><text:span text:style-name="T7">cd /usr/local/lib/pico-sdk/<text:line-break/>git clone https://github.com/raspberrypi/pico-sdk.git --branch master</text:span><text:span text:style-name="T8"> </text:span></text:p>
            </text:list-item>
          </text:list>
        </text:list-item>
        <text:list-item>
          <text:p text:style-name="P25"><text:soft-page-break/>Clone the pico-examples code in your home directory.</text:p>
          <text:list>
            <text:list-item>
              <text:p text:style-name="P15"><text:span text:style-name="T2">c</text:span><text:span text:style-name="T7">d ~ &amp;&amp; mkdir raspberry_pi &amp;&amp; cd raspberry_pi<text:line-break/>git clone </text:span><text:a xlink:type="simple" xlink:href="https://github.com/raspberrypi/pico-examples.git" text:style-name="Internet_20_link" text:visited-style-name="Visited_20_Internet_20_Link">https://github.com/raspberrypi/pico-examples.git</text:a></text:p>
            </text:list-item>
          </text:list>
        </text:list-item>
        <text:list-item>
          <text:p text:style-name="P25">Edit<text:span text:style-name="T6"> your ~/.bashrc file and add the following lines.</text:span></text:p>
          <text:list>
            <text:list-item>
              <text:p text:style-name="P21">export PICO_SDK_PATH="/usr/local/lib/pico-sdk"<text:line-break/>export PICO_EXAMPLES_PATH="$HOME/raspberry_pi/pico-examples"</text:p>
            </text:list-item>
          </text:list>
        </text:list-item>
        <text:list-item>
          <text:p text:style-name="P25">At this point, it is a good idea to shutdown and reload WSL.</text:p>
        </text:list-item>
      </text:list>
      <text:p text:style-name="P5"/>
      <text:h text:style-name="Heading_20_1" text:outline-level="1">JetBrains CLion IDE Setup</text:h>
      <text:p text:style-name="Text_20_body">I’m using CLion for remote debugging because it supports embedded development. I followed the official documentation <text:a xlink:type="simple" xlink:href="https://www.jetbrains.com/help/clion/openocd-support.html#run-debug" text:style-name="Internet_20_link" text:visited-style-name="Visited_20_Internet_20_Link">https://www.jetbrains.com/help/clion/openocd-support.html#run-debug</text:a>.</text:p>
      <text:list xml:id="list5895791891182826853" text:style-name="L4">
        <text:list-item>
          <text:p text:style-name="P26">Start CLion and open the pico-examples as a project under the WSL remote development.</text:p>
          <text:p text:style-name="P26"><text:line-break/></text:p>
        </text:list-item>
        <text:list-item>
          <text:p text:style-name="P26">Edit the CMake settings under <text:span text:style-name="T9">Build, Execution, Deployment, </text:span><text:span text:style-name="T11">and add the following cmake, environment, and cache variables.<text:line-break/></text:span><text:span text:style-name="T12">Note: The </text:span><text:span text:style-name="T13">cache variables </text:span><text:span text:style-name="T12">section is not expanded by default.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CMake Options</text:p>
          </table:table-cell>
          <table:table-cell table:style-name="Table1.B1" office:value-type="string">
            <text:p text:style-name="Text_20_body"><text:span text:style-name="T3">-DPICO_BOARD=pico_w -DPICO_CYW43_SUPPORTED=1</text:span> -DCMAKE_BUILD_TYPE=Debug -DPICO_PLATFORM=rp2040</text:p>
          </table:table-cell>
        </table:table-row>
        <table:table-row>
          <table:table-cell table:style-name="Table1.A2" office:value-type="string">
            <text:p text:style-name="Text_20_body">Environment</text:p>
          </table:table-cell>
          <table:table-cell table:style-name="Table1.B2" office:value-type="string">
            <text:p text:style-name="P6">PICO_SDK_PATH=/usr/local/lib/pico-sdk</text:p>
          </table:table-cell>
        </table:table-row>
        <table:table-row>
          <table:table-cell table:style-name="Table1.A2" office:value-type="string">
            <text:p text:style-name="Table_20_Contents">Cache Variables</text:p>
          </table:table-cell>
          <table:table-cell table:style-name="Table1.B2" office:value-type="string">
            <text:p text:style-name="P6">PICO_SDK_PATH=/usr/local/lib/pico-sdk</text:p>
          </table:table-cell>
        </table:table-row>
      </table:table>
      <text:list xml:id="list20258127" text:continue-numbering="true" text:style-name="L4">
        <text:list-header>
          <text:p text:style-name="P27"/>
        </text:list-header>
        <text:list-item>
          <text:p text:style-name="P26">In the Settings dialog, find the <text:span text:style-name="T9">Build, Execution, Deployment &gt; Embedded Development</text:span> panel and set the OpenOCD Location to <text:span text:style-name="T2">/usr/local/bin/openocd</text:span>. This path should have been created after calling <text:span text:style-name="T3">the “make install” command when building the custom openocd project</text:span><text:span text:style-name="T3"> from the raspberry pi github organization.</text:span><text:line-break/><text:line-break/><text:line-break/></text:p>
        </text:list-item>
        <text:list-item>
          <text:p text:style-name="P26">In the CLion code editor, open the hello_serial.c program and build it. This should be enough for you to be able to build the project. CLion will process the build symbols. </text:p>
        </text:list-item>
        <text:list-item>
          <text:p text:style-name="P26">Open the Run/Debug Configurations panel and add an OpenOCD Download &amp; Run launcher. Choose board/pico-debug.cfg for the board config file.<text:line-break/><text:soft-page-break/><text:line-break/></text:p>
        </text:list-item>
        <text:list-item>
          <text:p text:style-name="P26">Run the OpenOCD Download &amp; Run launcher.<text:line-break/><text:line-break/><text:line-break/><text:line-break/><text:line-break/><text:line-break/><text:line-break/></text:p>
        </text:list-item>
      </text:list>
      <text:p text:style-name="Text_20_body"/>
      <text:h text:style-name="P12" text:outline-level="1"/>
      <text:h text:style-name="P13" text:outline-level="1" text:is-list-header="true">Connect Debug Serial Console (minicom)</text:h>
      <text:p text:style-name="Text_20_body">The Pico W supports UART connections on GPIO pins 1 (TX), 2 (RX), and 3 (GND). Connect these to the debug probe, and use the minicom program to monitor the connection.</text:p>
      <text:p text:style-name="Text_20_body">You may run <text:span text:style-name="T2">minicom -s</text:span><text:span text:style-name="T3"> to enter the setup menu and select the correct serial device as /dev/ttyACM0.</text:span></text:p>
      <text:p text:style-name="P6">Alternatively, you can specify all options as arguments.</text:p>
      <text:p text:style-name="P3">minicom --color on --baudrate 115200 --device /dev/ttyACM0</text:p>
      <text:p text:style-name="Text_20_body"/>
      <text:p text:style-name="Text_20_body"/>
      <text:h text:style-name="Heading_20_1" text:outline-level="1">Troubleshooting</text:h>
      <text:list xml:id="list6468929565900352597" text:style-name="L5">
        <text:list-item>
          <text:p text:style-name="P29"><text:span text:style-name="T2">Unable to connect OpenOCD.</text:span><text:span text:style-name="T3"> Use the --debug switch to get additional information. </text:span></text:p>
          <text:list>
            <text:list-item>
              <text:p text:style-name="P22">/usr/local/bin/openocd -c "tcl_port disabled" -c "gdb_port 3333" -c "telnet_port 4444" -s /usr/local/share/openocd/scripts -f board/pico-debug.cfg -c "program /home/alexander/raspberry_pi/pico-examples/build/hello_world/serial/hello_serial.elf" -c "init;reset init;exit;" --debug</text:p>
              <text:p text:style-name="P22"><text:line-break/><text:line-break/>It is likely you’ll see a permission problem<text:line-break/><text:line-break/><text:line-break/>cmsis_dap_usb_bulk.c:105 cmsis_dap_usb_open(): could not open device 0x1d6b:0x0003: Access denied (insufficient permissions)</text:p>
              <text:p text:style-name="P22"><text:line-break/>In this case, use the udevadm info command to figure out what permissions are needed for /dev/ttyACM0.<text:line-break/><text:line-break/></text:p>
            </text:list-item>
          </text:list>
        </text:list-item>
        <text:list-item>
          <text:p text:style-name="P29"><text:span text:style-name="T2">Determine what permissions are required for /dev/ttyACM0.<text:line-break/></text:span><text:span text:style-name="T3">I have had to run the attribute walk and then add additional kernels &amp; subsystems to the udev rule to allow my non-root WSL user to invoke the openocd commands. Simply adding the tty serial device wasn’t enough. I had to add multiple kernels found under the usb subsystem.</text:span></text:p>
        </text:list-item>
      </text:list>
      <text:list xml:id="list7944256078096493249" text:style-name="L6">
        <text:list-item>
          <text:list>
            <text:list-item>
              <text:p text:style-name="P18">udevadm info --attribute-walk –name=/dev/ttyACM0<text:line-break/></text:p>
            </text:list-item>
          </text:list>
        </text:list-item>
      </text:list>
      <text:list xml:id="list20280349" text:continue-list="list6468929565900352597" text:style-name="L5">
        <text:list-item>
          <text:p text:style-name="P30">CLion Debugger is not working.<text:span text:style-name="T3"><text:line-break/>First check to see that you can manually run the openocd command that CLion is trying to execute, but add the --debug command line argument. If this command works, then check the gdb version used by the launcher configuration.</text:span></text:p>
        </text:list-item>
        <text:list-item>
          <text:p text:style-name="P30">Still having trouble connecting. </text:p>
          <text:list>
            <text:list-item>
              <text:p text:style-name="P28">Sometimes the physical USB cable needs to be reconnected securely. </text:p>
            </text:list-item>
            <text:list-item>
              <text:p text:style-name="P28"><text:soft-page-break/>Double check all the connections to the SWD pin headers are secure. </text:p>
            </text:list-item>
            <text:list-item>
              <text:p text:style-name="P29"><text:span text:style-name="T3">Restart wsl via PowerShell </text:span><text:span text:style-name="T2">wsl --shutdown</text:span><text:span text:style-name="T3">. </text:span></text:p>
            </text:list-item>
            <text:list-item>
              <text:p text:style-name="P28">Disconnect and reconnect the USB device via usbipd.exe. </text:p>
            </text:list-item>
            <text:list-item>
              <text:p text:style-name="P29"><text:span text:style-name="T3">Verify that the udev permissions are set correctly after the usb device is reconnected. Check </text:span><text:span text:style-name="T2">stat /dev/ttyACM0</text:span><text:span text:style-name="T3"> and make sure the permissions match the udev rule (0666).</text:span><text:line-break/></text:p>
            </text:list-item>
          </text:list>
        </text:list-item>
      </text:list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arlito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7-09T00:01:12.95</dc:date>
    <meta:editing-duration>PT5H8M56S</meta:editing-duration>
    <meta:editing-cycles>73</meta:editing-cycles>
    <meta:generator>OpenOffice/4.1.15$Win32 OpenOffice.org_project/4115m2$Build-9813</meta:generator>
    <dc:creator>Alexander Ressler</dc:creator>
    <meta:document-statistic meta:table-count="1" meta:image-count="0" meta:object-count="0" meta:page-count="7" meta:paragraph-count="91" meta:word-count="1151" meta:character-count="8354"/>
  </office:meta>
</office:document-meta>
</file>